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itle">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Text_20_body" style:list-style-name="L1"/>
    <style:style style:name="P4" style:family="paragraph" style:parent-style-name="Text_20_body" style:list-style-name="L2"/>
    <style:style style:name="T1" style:family="text">
      <style:text-properties style:font-name="TlwgMono"/>
    </style:style>
    <style:style style:name="T2" style:family="text">
      <style:text-properties style:font-name="Times New Roman"/>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anmälningssida psykologmottagningen</text:p>
      <text:p text:style-name="P2">Pontus Freyhult, IT och inköp/Universitetsadministationen</text:p>
      <text:p text:style-name="P2"><text:toc-mark text:string-value="Innehåll" text:outline-level="1"/><text:toc-mark text:string-value="Innehåll" text:outline-level="1"/></text:p>
      <text:h text:style-name="Heading_20_1" text:outline-level="1">Uppdragssammanfattning</text:h>
      <text:p text:style-name="Text_20_body">Psykologiska institutionen ville ha en webbtjänst där de kunde ta emot intresseanmälningar för den mottagning som drivs med psykologstudenter.</text:p>
      <text:p text:style-name="Text_20_body">Efter diskussion bestämdes att man skulle ta fram en lösning med ett formulär man når via https (krypterad trafik) som tas emot vars innehåll skickas med krypterad e-post till en särskild brevlåda.</text:p>
      <text:h text:style-name="Heading_20_1" text:outline-level="1">Lösningssammanfattning</text:h>
      <text:p text:style-name="Text_20_body">Av enkelhetsskäl valde man att låta anmälningssidan ligga under www-hotel.uu.se där SSL-hanteringen redan var löst. Där skapades en särskild area för anmälningssidan och en sida skapades i programspråket PHP för att presentera och ta hand om det inskickade formuläret.</text:p>
      <text:p text:style-name="Text_20_body">Av hänsyn till servermiljön och stöd i populära e-postklienter används S/MIME (RFC 2633 med flera) för kryptering av e-post.</text:p>
      <text:h text:style-name="Heading_20_2" text:outline-level="2">Uppbygnad</text:h>
      <text:p text:style-name="Text_20_body">Följande filer används av anmälningssidan:</text:p>
      <text:list xml:id="list1437434467" text:style-name="L1">
        <text:list-item>
          <text:p text:style-name="P3">form.inc</text:p>
        </text:list-item>
        <text:list-item>
          <text:p text:style-name="P3">index.php</text:p>
        </text:list-item>
        <text:list-item>
          <text:p text:style-name="P3">mott.css</text:p>
        </text:list-item>
        <text:list-item>
          <text:p text:style-name="P3">mott.php</text:p>
        </text:list-item>
        <text:list-item>
          <text:p text:style-name="P3">pil.gif <text:s/></text:p>
        </text:list-item>
        <text:list-item>
          <text:p text:style-name="P3">sigill.jpg</text:p>
        </text:list-item>
        <text:list-item>
          <text:p text:style-name="P3">trans.gif </text:p>
        </text:list-item>
        <text:list-item>
          <text:p text:style-name="P3">template.html</text:p>
        </text:list-item>
        <text:list-item>
          <text:p text:style-name="P3">psykmottag.cert</text:p>
        </text:list-item>
      </text:list>
      <text:p text:style-name="Text_20_body">pil.gif, sigill.jpg samt trans.gif är samma filer som används av Psykologiska institutionens webbsidor som ligger med för att kunna levereras via https för att slippa varningar i vissa populära webbläsare.</text:p>
      <text:p text:style-name="Text_20_body">mott.css har samma syfte men är en enkel konkatenering av alla css-filer som de vanliga webbsidorna hänvisar till.</text:p>
      <text:p text:style-name="Text_20_body">template.html är en sidmall som används för att styra utseendet på sidan. Denna fil bör gå bra att redigera i Dreamweaver eller andra populära webbredigeringsverktyg. Notera dock att det finns specialregler för att använda de ovan nämnda resurserna istället för de som hänvisas till i css-file.</text:p>
      <text:p text:style-name="Text_20_body">form.inc innehåller HTML-kod för själva formuläret på anmälningssidan.</text:p>
      <text:p text:style-name="Text_20_body">psykmottag.cert innehåller certifikatet för den öppna nyckel som brev krypteras till med S/MIME.</text:p>
      <text:p text:style-name="Text_20_body">Samtliga ”användarfiler” förväntas använda UTF-8 eller html-entiteter.</text:p>
      <text:p text:style-name="Text_20_body"/>
      <text:h text:style-name="Heading_20_2" text:outline-level="2"><text:soft-page-break/>Användarkonfiguration för brevmottagning</text:h>
      <text:p text:style-name="Text_20_body"/>
      <text:p text:style-name="Text_20_body">För att kunna läsa breven som skickas från anmälningssidan krävs viss konfiguration på mottagarsidan, denna består av två delar:</text:p>
      <text:list xml:id="list1991327481" text:style-name="L2">
        <text:list-item>
          <text:p text:style-name="P4">konfiguration av brevlåda – en särskild brevlåda <text:span text:style-name="T1">psykmottag </text:span><text:span text:style-name="T2">har skapats för att ta emot breven som skickas från anmälningssidan. Denna brevlåda måste konfigureras i användarens e-postklient.</text:span></text:p>
        </text:list-item>
        <text:list-item>
          <text:p text:style-name="P4"><text:span text:style-name="T2">E-postklienten måste konfigureras att använda S/MIME och den hemliga nyckel som hör samman med den öppna nyckel som finns refererad i webbtjänsten måste importeras/tillgängliggöras för e-postklienten.</text:span></text:p>
        </text:list-item>
      </text:list>
      <text:p text:style-name="Text_20_body">De uppgifter som behövs för detta (lösenordsbrev för brevlådan, cd-skiva med nyckel och certifikat för S/MIME-konfiguration) har levererats till Carina Karlsson som ordnar med lämplig förvaring.</text:p>
      <text:p text:style-name="Text_20_body">Det certifikat som förberetts och levererats till Carina Karlsson är giltigt fram till april 2018. Innan dess </text:p>
      <text:h text:style-name="Heading_20_2" text:outline-level="2">Rutin för nyckelbyte</text:h>
      <text:p text:style-name="Text_20_body">För att underlätta hanteringen är tjänsten byggd så att den inte kräver en traditionell infrastruktur med tillitskedjor utan går bra att ”kortsluta”.</text:p>
      <text:p text:style-name="Text_20_body">Vill man byta nyckel kan man antingen generera ett nytt nyckelpar, skapa ett självsignerat certifikat och konfigurera det i e-postklienten enligt ovan. Parallellt med detta uppdaterar man psykmottag.cert som ska innehålla certifikatet med nyckelparets öppna nyckel.</text:p>
      <text:p text:style-name="Text_20_body">Som alternativ kan använda ett befintligt certifikat från ett traditionellt PKI. Konfiguration i e-postklient och på serversidan utförs enligt ovan.</text:p>
      <text:h text:style-name="Heading_20_2" text:outline-level="2">Ändringar i det synliga gränssnittet</text:h>
      <text:p text:style-name="Text_20_body">För att redigera innehållet krävs uppdateringsrättigheter för /htdocs/psyk/psykmott/ på www-hotel.uu.se.</text:p>
      <text:p text:style-name="Text_20_body">I den mån man vill ändra sidans utseende går det bra att redigera form.inc och template.html. form.inc bör endast redigeras med en texteditor. template.html bör gå att redigera med ett verktyg för webbredige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17T13:11:30</meta:creation-date>
    <meta:editing-duration>PT1H2M54S</meta:editing-duration>
    <meta:editing-cycles>6</meta:editing-cycles>
    <meta:generator>LibreOffice/3.3$Unix LibreOffice_project/330m19$Build-202</meta:generator>
    <meta:initial-creator>Pontus Freyhult</meta:initial-creator>
    <dc:date>2011-06-20T16:16:29</dc:date>
    <dc:creator>Pontus Freyhult</dc:creator>
    <meta:document-statistic meta:table-count="0" meta:image-count="0" meta:object-count="0" meta:page-count="2" meta:paragraph-count="39" meta:word-count="517" meta:character-count="3676"/>
  </office:meta>
</office:document-meta>
</file>